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22:31:00.645629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2-15T22:31:35.266527365</dc:date>
    <meta:editing-duration>P3DT5H21M42S</meta:editing-duration>
    <meta:editing-cycles>270</meta:editing-cycles>
    <meta:generator>LibreOffice/5.2.3.3$Linux_X86_64 LibreOffice_project/20m0$Build-3</meta:generator>
    <meta:document-statistic meta:table-count="1" meta:cell-count="3426" meta:object-count="0"/>
  </office:meta>
</office:document-meta>
</file>